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2000000516618D340C1386AD9.png" manifest:media-type="image/png"/>
  <manifest:file-entry manifest:full-path="Pictures/1000000000000287000000B526B3F73EFBFA705F.png" manifest:media-type="image/png"/>
  <manifest:file-entry manifest:full-path="Pictures/10000000000003000000004B1D757C31DFEB5C11.png" manifest:media-type="image/png"/>
  <manifest:file-entry manifest:full-path="Pictures/100000000000027F000000695901A3CA831C634C.png" manifest:media-type="image/png"/>
  <manifest:file-entry manifest:full-path="Pictures/10000000000002800000013CE7F125832425335B.png" manifest:media-type="image/png"/>
  <manifest:file-entry manifest:full-path="Pictures/100000000000028300000069BFB365E5B78FE17B.png" manifest:media-type="image/png"/>
  <manifest:file-entry manifest:full-path="Pictures/10000000000002FF0000017E3949E0CE675A9BCB.png" manifest:media-type="image/png"/>
  <manifest:file-entry manifest:full-path="Pictures/1000000000000283000000705135605028E27CCE.png" manifest:media-type="image/png"/>
  <manifest:file-entry manifest:full-path="Pictures/1000000000000285000000690319FC1B5CAC2F4C.png" manifest:media-type="image/png"/>
  <manifest:file-entry manifest:full-path="Pictures/10000000000002810000006A5B2556E2BBB14CDC.png" manifest:media-type="image/png"/>
  <manifest:file-entry manifest:full-path="Pictures/100000000000027700000063F925B692569D4D20.png" manifest:media-type="image/png"/>
  <manifest:file-entry manifest:full-path="Pictures/1000000000000287000000B4BE29FD1946BE3940.png" manifest:media-type="image/png"/>
  <manifest:file-entry manifest:full-path="Pictures/10000000000002850000006D942F802583278AC9.png" manifest:media-type="image/png"/>
  <manifest:file-entry manifest:full-path="Pictures/10000000000002830000006C80FBC78C5E748410.png" manifest:media-type="image/png"/>
  <manifest:file-entry manifest:full-path="Pictures/1000000000000280000000B943A99FA59A260CE0.png" manifest:media-type="image/png"/>
  <manifest:file-entry manifest:full-path="Pictures/1000000000000283000000B5292E0221F0A7ACEA.png" manifest:media-type="image/png"/>
  <manifest:file-entry manifest:full-path="Pictures/1000000000000283000000B24D01ACA5BFAAB845.png" manifest:media-type="image/png"/>
  <manifest:file-entry manifest:full-path="Pictures/1000000000000289000000B446B02A6FECAA5D4A.png" manifest:media-type="image/png"/>
  <manifest:file-entry manifest:full-path="Pictures/100000000000027F000000B8E31A0A88B5C71C39.png" manifest:media-type="image/png"/>
  <manifest:file-entry manifest:full-path="Pictures/1000000000000283000000B80A8E432623409DC9.png" manifest:media-type="image/png"/>
  <manifest:file-entry manifest:full-path="Pictures/100000000000027E00000043F9A191D0520EC829.png" manifest:media-type="image/png"/>
  <manifest:file-entry manifest:full-path="Pictures/1000000000000280000000436EE73CABC5E0230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/>
    </style:style>
    <style:style style:name="P2" style:family="paragraph" style:parent-style-name="Standard" style:list-style-name="">
      <style:paragraph-properties fo:margin-top="0cm" fo:margin-bottom="0cm" style:contextual-spacing="false" fo:line-height="100%" fo:text-align="justify" style:justify-single-word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aso de propiedades flexbox</text:p>
      <text:h text:style-name="P2" text:outline-level="3"/>
      <text:p text:style-name="Standard"><draw:frame draw:style-name="fr1" draw:name="Imagen 24" text:anchor-type="as-char" svg:width="14.552cm" svg:height="1.531cm" draw:z-index="0"><draw:image xlink:href="Pictures/1000000000000302000000516618D340C1386AD9.png" xlink:type="simple" xlink:show="embed" xlink:actuate="onLoad" draw:mime-type="image/png"/></draw:frame></text:p>
      <text:p text:style-name="Standard"><draw:frame draw:style-name="fr1" draw:name="Imagen 25" text:anchor-type="as-char" svg:width="14.552cm" svg:height="1.422cm" draw:z-index="1"><draw:image xlink:href="Pictures/10000000000003000000004B1D757C31DFEB5C11.png" xlink:type="simple" xlink:show="embed" xlink:actuate="onLoad" draw:mime-type="image/png"/></draw:frame></text:p>
      <text:p text:style-name="Standard"><draw:frame draw:style-name="fr1" draw:name="Imagen 26" text:anchor-type="as-char" svg:width="14.552cm" svg:height="7.248cm" draw:z-index="2"><draw:image xlink:href="Pictures/10000000000002FF0000017E3949E0CE675A9BCB.png" xlink:type="simple" xlink:show="embed" xlink:actuate="onLoad" draw:mime-type="image/png"/></draw:frame></text:p>
      <text:p text:style-name="Standard"><draw:frame draw:style-name="fr1" draw:name="Imagen 5" text:anchor-type="as-char" svg:width="14.552cm" svg:height="7.184cm" draw:z-index="3"><draw:image xlink:href="Pictures/10000000000002800000013CE7F125832425335B.png" xlink:type="simple" xlink:show="embed" xlink:actuate="onLoad" draw:mime-type="image/png"/></draw:frame></text:p>
      <text:p text:style-name="Standard"><draw:frame draw:style-name="fr1" draw:name="Imagen 6" text:anchor-type="as-char" svg:width="14.552cm" svg:height="2.535cm" draw:z-index="4"><draw:image xlink:href="Pictures/1000000000000283000000705135605028E27CCE.png" xlink:type="simple" xlink:show="embed" xlink:actuate="onLoad" draw:mime-type="image/png"/></draw:frame></text:p>
      <text:p text:style-name="Standard"><text:soft-page-break/><draw:frame draw:style-name="fr1" draw:name="Imagen 7" text:anchor-type="as-char" svg:width="14.552cm" svg:height="2.369cm" draw:z-index="5"><draw:image xlink:href="Pictures/1000000000000285000000690319FC1B5CAC2F4C.png" xlink:type="simple" xlink:show="embed" xlink:actuate="onLoad" draw:mime-type="image/png"/></draw:frame></text:p>
      <text:p text:style-name="Standard"><draw:frame draw:style-name="fr1" draw:name="Imagen 18" text:anchor-type="as-char" svg:width="14.42cm" svg:height="2.385cm" draw:z-index="6"><draw:image xlink:href="Pictures/10000000000002810000006A5B2556E2BBB14CDC.png" xlink:type="simple" xlink:show="embed" xlink:actuate="onLoad" draw:mime-type="image/png"/></draw:frame></text:p>
      <text:p text:style-name="Standard"><draw:frame draw:style-name="fr1" draw:name="Imagen 8" text:anchor-type="as-char" svg:width="14.208cm" svg:height="2.334cm" draw:z-index="7"><draw:image xlink:href="Pictures/100000000000027F000000695901A3CA831C634C.png" xlink:type="simple" xlink:show="embed" xlink:actuate="onLoad" draw:mime-type="image/png"/></draw:frame></text:p>
      <text:p text:style-name="Standard"><draw:frame draw:style-name="fr1" draw:name="Imagen 9" text:anchor-type="as-char" svg:width="14.049cm" svg:height="2.205cm" draw:z-index="8"><draw:image xlink:href="Pictures/100000000000027700000063F925B692569D4D20.png" xlink:type="simple" xlink:show="embed" xlink:actuate="onLoad" draw:mime-type="image/png"/></draw:frame></text:p>
      <text:p text:style-name="Standard"><draw:frame draw:style-name="fr1" draw:name="Imagen 10" text:anchor-type="as-char" svg:width="13.917cm" svg:height="2.272cm" draw:z-index="9"><draw:image xlink:href="Pictures/100000000000028300000069BFB365E5B78FE17B.png" xlink:type="simple" xlink:show="embed" xlink:actuate="onLoad" draw:mime-type="image/png"/></draw:frame></text:p>
      <text:p text:style-name="Standard"><draw:frame draw:style-name="fr1" draw:name="Imagen 11" text:anchor-type="as-char" svg:width="13.944cm" svg:height="2.357cm" draw:z-index="10"><draw:image xlink:href="Pictures/10000000000002850000006D942F802583278AC9.png" xlink:type="simple" xlink:show="embed" xlink:actuate="onLoad" draw:mime-type="image/png"/></draw:frame></text:p>
      <text:p text:style-name="Standard"><draw:frame draw:style-name="fr1" draw:name="Imagen 12" text:anchor-type="as-char" svg:width="13.732cm" svg:height="2.305cm" draw:z-index="11"><draw:image xlink:href="Pictures/10000000000002830000006C80FBC78C5E748410.png" xlink:type="simple" xlink:show="embed" xlink:actuate="onLoad" draw:mime-type="image/png"/></draw:frame></text:p>
      <text:p text:style-name="Standard"><draw:frame draw:style-name="fr1" draw:name="Imagen 13" text:anchor-type="as-char" svg:width="13.494cm" svg:height="3.902cm" draw:z-index="12"><draw:image xlink:href="Pictures/1000000000000280000000B943A99FA59A260CE0.png" xlink:type="simple" xlink:show="embed" xlink:actuate="onLoad" draw:mime-type="image/png"/></draw:frame></text:p>
      <text:p text:style-name="Standard"><text:soft-page-break/><draw:frame draw:style-name="fr1" draw:name="Imagen 14" text:anchor-type="as-char" svg:width="13.494cm" svg:height="3.799cm" draw:z-index="13"><draw:image xlink:href="Pictures/1000000000000283000000B5292E0221F0A7ACEA.png" xlink:type="simple" xlink:show="embed" xlink:actuate="onLoad" draw:mime-type="image/png"/></draw:frame></text:p>
      <text:p text:style-name="Standard"><draw:frame draw:style-name="fr1" draw:name="Imagen 15" text:anchor-type="as-char" svg:width="13.282cm" svg:height="3.678cm" draw:z-index="14"><draw:image xlink:href="Pictures/1000000000000283000000B24D01ACA5BFAAB845.png" xlink:type="simple" xlink:show="embed" xlink:actuate="onLoad" draw:mime-type="image/png"/></draw:frame></text:p>
      <text:p text:style-name="Standard"><draw:frame draw:style-name="fr1" draw:name="Imagen 16" text:anchor-type="as-char" svg:width="13.15cm" svg:height="3.678cm" draw:z-index="15"><draw:image xlink:href="Pictures/1000000000000287000000B526B3F73EFBFA705F.png" xlink:type="simple" xlink:show="embed" xlink:actuate="onLoad" draw:mime-type="image/png"/></draw:frame></text:p>
      <text:p text:style-name="Standard"><draw:frame draw:style-name="fr1" draw:name="Imagen 17" text:anchor-type="as-char" svg:width="13.52cm" svg:height="3.748cm" draw:z-index="16"><draw:image xlink:href="Pictures/1000000000000289000000B446B02A6FECAA5D4A.png" xlink:type="simple" xlink:show="embed" xlink:actuate="onLoad" draw:mime-type="image/png"/></draw:frame></text:p>
      <text:p text:style-name="Standard"><draw:frame draw:style-name="fr1" draw:name="Imagen 19" text:anchor-type="as-char" svg:width="13.229cm" svg:height="3.808cm" draw:z-index="17"><draw:image xlink:href="Pictures/100000000000027F000000B8E31A0A88B5C71C39.png" xlink:type="simple" xlink:show="embed" xlink:actuate="onLoad" draw:mime-type="image/png"/></draw:frame></text:p>
      <text:p text:style-name="Standard"><draw:frame draw:style-name="fr1" draw:name="Imagen 20" text:anchor-type="as-char" svg:width="13.229cm" svg:height="3.681cm" draw:z-index="18"><draw:image xlink:href="Pictures/1000000000000287000000B4BE29FD1946BE3940.png" xlink:type="simple" xlink:show="embed" xlink:actuate="onLoad" draw:mime-type="image/png"/></draw:frame></text:p>
      <text:p text:style-name="Standard"><text:soft-page-break/><draw:frame draw:style-name="fr1" draw:name="Imagen 21" text:anchor-type="as-char" svg:width="13.044cm" svg:height="3.732cm" draw:z-index="19"><draw:image xlink:href="Pictures/1000000000000283000000B80A8E432623409DC9.png" xlink:type="simple" xlink:show="embed" xlink:actuate="onLoad" draw:mime-type="image/png"/></draw:frame></text:p>
      <text:p text:style-name="Standard"><draw:frame draw:style-name="fr1" draw:name="Imagen 22" text:anchor-type="as-char" svg:width="13.044cm" svg:height="1.371cm" draw:z-index="20"><draw:image xlink:href="Pictures/100000000000027E00000043F9A191D0520EC829.png" xlink:type="simple" xlink:show="embed" xlink:actuate="onLoad" draw:mime-type="image/png"/></draw:frame></text:p>
      <text:p text:style-name="Standard"><draw:frame draw:style-name="fr1" draw:name="Imagen 23" text:anchor-type="as-char" svg:width="12.912cm" svg:height="1.351cm" draw:z-index="21"><draw:image xlink:href="Pictures/1000000000000280000000436EE73CABC5E023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rofe</meta:initial-creator>
    <meta:editing-cycles>10</meta:editing-cycles>
    <meta:creation-date>2017-11-05T23:23:00</meta:creation-date>
    <dc:date>2023-11-22T23:08:02.945000000</dc:date>
    <meta:editing-duration>PT1H4M6S</meta:editing-duration>
    <meta:generator>LibreOffice/7.3.1.3$Windows_X86_64 LibreOffice_project/a69ca51ded25f3eefd52d7bf9a5fad8c90b87951</meta:generator>
    <meta:document-statistic meta:table-count="0" meta:image-count="22" meta:object-count="0" meta:page-count="4" meta:paragraph-count="23" meta:word-count="4" meta:character-count="29" meta:non-whitespace-character-count="26"/>
    <meta:user-defined meta:name="AppVersion">14.0000</meta:user-defined>
    <meta:user-defined meta:name="Company">y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